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.5in" fo:margin-right="0in" fo:text-indent="0in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ATA DE ATIVIDADE: Semana 3</text:span></text:p>
      <text:p text:style-name="P1"/>
      <text:p text:style-name="P2"><text:span text:style-name="T1">Resumo:</text:span></text:p>
      <text:p text:style-name="P3">O foco desta semana foi a produção da seção de Metodologia do Artigo, por o escopo e conceito do produto estarem bem definidos não enfrentamos grandes dificuldades. Além disso, a Introdução foi ajustada com as sugestões dadas em aula (ajustando o foco inicial da base de municípios paulistas para estados e suas respectivas capitais).</text:p>
      <text:p text:style-name="P3">Tivemos o retorno do Marcelo da CGU que nos enviou uma base que se encaixa no que precisávamos (ou seja, URL de e-SICs estaduais, suas capitais e outras cidades), precisamos ainda tratar esta base, pois as URLs não estão em um campo individual e sim mesclada com outros dados descritivos. Também continuamos aguardando o retorno de outros órgãos que entramos em contato.</text:p>
      <text:p text:style-name="P3">Em paralelo a isso, o desenvolvimento da ferramenta segue em produção, dentro do esperado, com o desenvolvimento das chamadas dos endpoints e o front-end.</text:p>
      <text:p text:style-name="Standard"/>
      <text:p text:style-name="Standard">Caio Rodrigues Gomes</text:p>
      <text:list xml:id="list2938411871" text:style-name="WWNum4">
        <text:list-item>
          <text:p text:style-name="P4">Continuidade do desenvolvimento da Extensão (Front-End). </text:p>
        </text:list-item>
      </text:list>
      <text:p text:style-name="P8"/>
      <text:p text:style-name="Standard">Giovanna Arana</text:p>
      <text:list xml:id="list2127496180" text:style-name="WWNum1">
        <text:list-item>
          <text:p text:style-name="P5">Continuidade do desenvolvimento da Extensão (Front-End). </text:p>
        </text:list-item>
      </text:list>
      <text:p text:style-name="P8"/>
      <text:p text:style-name="Standard">Leticia </text:p>
      <text:list xml:id="list836920456" text:style-name="WWNum2">
        <text:list-item>
          <text:p text:style-name="P6">Metodologia do Artigo;</text:p>
        </text:list-item>
        <text:list-item>
          <text:p text:style-name="P6">ATA. </text:p>
        </text:list-item>
      </text:list>
      <text:p text:style-name="P8"/>
      <text:p text:style-name="Standard">Mikael Shin</text:p>
      <text:list xml:id="list172237568346143" text:continue-numbering="true" text:style-name="WWNum2">
        <text:list-item>
          <text:p text:style-name="P6">Continuidade do desenvolvimento da API com os Endpoints;</text:p>
        </text:list-item>
        <text:list-item>
          <text:p text:style-name="P6">Desenvolvimento do backend;</text:p>
        </text:list-item>
        <text:list-item>
          <text:p text:style-name="P6">Retorno da catalogação do E-SIC (Marcelo da CGU);</text:p>
        </text:list-item>
        <text:list-item>
          <text:p text:style-name="P6">ATA. </text:p>
        </text:list-item>
      </text:list>
      <text:p text:style-name="P8"/>
      <text:p text:style-name="Standard">Renan Nakazawa</text:p>
      <text:list xml:id="list1611568261" text:style-name="WWNum3">
        <text:list-item>
          <text:p text:style-name="P7">Continuidade do desenvolvimento da API com os Endpoints;</text:p>
        </text:list-item>
        <text:list-item>
          <text:p text:style-name="P7"><text:soft-page-break/>Desenvolvimento do backend;</text:p>
        </text:list-item>
        <text:list-item>
          <text:p text:style-name="P7">Adicionar a ATA no GitHub;</text:p>
        </text:list-item>
        <text:list-item>
          <text:p text:style-name="P7">ATA. </text:p>
        </text:list-item>
      </text:list>
      <text:p text:style-name="P8"/>
      <text:p text:style-name="Standard">Rhuan Carlos</text:p>
      <text:list xml:id="list172237439996031" text:continue-list="list172237568346143" text:style-name="WWNum2">
        <text:list-item>
          <text:p text:style-name="P6">Ajuste da Introdução do Artigo pós-apresentação;</text:p>
        </text:list-item>
        <text:list-item>
          <text:p text:style-name="P6">Metodologia do Artigo;</text:p>
        </text:list-item>
        <text:list-item>
          <text:p text:style-name="P6">ATA. </text:p>
        </text:list-item>
      </text:list>
      <text:p text:style-name="P8"/>
      <text:p text:style-name="Standard">Thuanny Amorim</text:p>
      <text:list xml:id="list172237524891970" text:continue-numbering="true" text:style-name="WWNum2">
        <text:list-item>
          <text:p text:style-name="P6">Metodologia do Artigo;</text:p>
        </text:list-item>
        <text:list-item>
          <text:p text:style-name="P6">Pedido de informação sobre a disponibilização de um catálogo de URLs de E-Sics para a plataforma "Achados e Pedidos" ;</text:p>
        </text:list-item>
        <text:list-item>
          <text:p text:style-name="P6">ATA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265" meta:character-count="1614" meta:non-whitespace-character-count="1389"/>
    <meta:generator>LibreOfficeDev/6.0.5.2$Linux_X86_64 LibreOffice_project/</meta:generator>
  </office:meta>
</office:document-meta>
</file>